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charset="x-symbol"/>
    <style:font-face style:name="Noto Sans"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Italic" style:font-family-generic="swiss" style:font-pitch="variable"/>
    <style:font-face style:name="Noto Sans3" svg:font-family="'Noto Sans'" style:font-adornments="Regular"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1cm" fo:margin-right="9.299cm" fo:margin-top="9.999cm" fo:margin-bottom="0.21cm" style:contextual-spacing="false" fo:text-indent="0cm" style:auto-text-indent="false"/>
      <style:text-properties fo:color="#729fcf" loext:opacity="100%" officeooo:rsid="001fb619" officeooo:paragraph-rsid="001fb619"/>
    </style:style>
    <style:style style:name="P3" style:family="paragraph" style:parent-style-name="Text_20_body">
      <style:text-properties officeooo:paragraph-rsid="001b1496"/>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break-before="page"/>
    </style:style>
    <style:style style:name="P6" style:family="paragraph" style:parent-style-name="Text_20_body">
      <style:text-properties officeooo:rsid="001eb64f" officeooo:paragraph-rsid="001eb64f"/>
    </style:style>
    <style:style style:name="P7" style:family="paragraph" style:parent-style-name="Text_20_body">
      <style:text-properties officeooo:paragraph-rsid="0020626b"/>
    </style:style>
    <style:style style:name="P8" style:family="paragraph" style:parent-style-name="Text_20_body">
      <style:text-properties officeooo:paragraph-rsid="002245cb"/>
    </style:style>
    <style:style style:name="P9" style:family="paragraph" style:parent-style-name="Text_20_body">
      <style:paragraph-properties fo:line-height="100%"/>
      <style:text-properties officeooo:paragraph-rsid="002245cb"/>
    </style:style>
    <style:style style:name="P10" style:family="paragraph" style:parent-style-name="Title">
      <style:paragraph-properties fo:text-align="end" style:justify-single-word="false"/>
      <style:text-properties fo:color="#ffffff" loext:opacity="100%" officeooo:rsid="001eb64f" officeooo:paragraph-rsid="001eb64f"/>
    </style:style>
    <style:style style:name="P11" style:family="paragraph" style:parent-style-name="Subtitle" style:master-page-name="First_20_Page">
      <style:paragraph-properties fo:margin-left="0cm" fo:margin-right="9.299cm" fo:margin-top="9.999cm" fo:margin-bottom="0.21cm" style:contextual-spacing="false" fo:text-indent="0cm" style:auto-text-indent="false" style:page-number="auto"/>
      <style:text-properties fo:color="#729fcf" loext:opacity="100%" officeooo:rsid="001fb619" officeooo:paragraph-rsid="001fb619"/>
    </style:style>
    <style:style style:name="P12" style:family="paragraph" style:parent-style-name="Footer">
      <style:text-properties fo:color="#ffffff" loext:opacity="100%"/>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paragraph-properties fo:margin-top="0cm" fo:margin-bottom="0cm" style:contextual-spacing="false"/>
      <style:text-properties officeooo:paragraph-rsid="002245cb"/>
    </style:style>
    <style:style style:name="P23" style:family="paragraph">
      <loext:graphic-properties draw:fill="solid" draw:fill-color="#99ccff"/>
      <style:paragraph-properties fo:text-align="center"/>
    </style:style>
    <style:style style:name="T1" style:family="text">
      <style:text-properties fo:color="#729fcf" loext:opacity="100%"/>
    </style:style>
    <style:style style:name="T2" style:family="text">
      <style:text-properties officeooo:rsid="001fb619"/>
    </style:style>
    <style:style style:name="T3" style:family="text">
      <style:text-properties officeooo:rsid="0020626b"/>
    </style:style>
    <style:style style:name="T4" style:family="text">
      <style:text-properties officeooo:rsid="002245cb"/>
    </style:style>
    <style:style style:name="T5" style:family="text">
      <style:text-properties officeooo:rsid="00243ca0"/>
    </style:style>
    <style:style style:name="fr1" style:family="graphic" style:parent-style-name="Frame">
      <style:graphic-properties fo:margin-left="0.201cm" fo:margin-right="0.201cm" style:run-through="foreground" style:protect="size position" style:wrap="none" style:vertical-pos="from-top" style:vertical-rel="paragraph" style:horizontal-pos="from-left" style:horizontal-rel="paragraph" fo:background-color="#1c82b9" style:background-transparency="0%" draw:fill="solid" draw:fill-color="#1c82b9" draw:opacity="100%" fo:padding-left="1cm" fo:padding-right="1cm" fo:padding-top="0.15cm" fo:padding-bottom="0.15cm" fo:border="2.49pt solid #ffffff" style:shadow="none" draw:shadow-opacity="100%" draw:wrap-influence-on-position="once-concurrent" loext:allow-overlap="true">
        <style:columns fo:column-count="1" fo:column-gap="0cm"/>
      </style:graphic-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99ccff" draw:textarea-horizontal-align="center" draw:textarea-vertical-align="middle" style:run-through="background"/>
    </style:style>
    <style:style style:name="gr3" style:family="graphic">
      <style:graphic-properties style:protect="position size" style:run-through="background" style:wrap="run-through" style:number-wrapped-paragraphs="no-limit" style:vertical-pos="from-top" style:vertical-rel="page" style:horizontal-pos="right" style:horizontal-rel="page" draw:wrap-influence-on-position="once-concurrent" loext:allow-overlap="true" style:flow-with-text="false"/>
    </style:style>
    <style:style style:name="gr4" style:family="graphic">
      <style:graphic-properties style:protect="position size"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5" style:family="graphic">
      <style:graphic-properties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 draw:z-index="4" draw:name="Shape5" draw:style-name="gr1">
        <draw:rect draw:style-name="gr2" draw:text-style-name="P23" svg:width="7.002cm" svg:height="29.701cm" svg:x="13.995cm" svg:y="0cm">
          <text:p/>
        </draw:rect>
        <draw:rect draw:style-name="gr2" draw:text-style-name="P23" svg:width="1.001cm" svg:height="29.701cm" svg:x="12.501cm" svg:y="0cm">
          <text:p/>
        </draw:rect>
        <draw:rect draw:style-name="gr2" draw:text-style-name="P23" svg:width="0.5cm" svg:height="29.701cm" svg:x="11.501cm" svg:y="0cm">
          <text:p/>
        </draw:rect>
        <draw:rect draw:style-name="gr2" draw:text-style-name="P23" svg:width="0.2cm" svg:height="29.701cm" svg:x="11cm" svg:y="0cm">
          <text:p/>
        </draw:rect>
        <draw:rect draw:style-name="gr2" draw:text-style-name="P23" svg:width="0.101cm" svg:height="29.701cm" svg:x="10.7cm" svg:y="0cm">
          <text:p/>
        </draw:rect>
      </draw:g>
      <text:p text:style-name="P11"><draw:frame draw:style-name="fr1" draw:name="Keret1" text:anchor-type="paragraph" svg:x="-2cm" svg:y="6.9cm" svg:width="18cm" draw:z-index="5"><draw:text-box fo:min-height="2.2cm"><text:p text:style-name="P10">SLA – <text:span text:style-name="T3">Post </text:span><text:span text:style-name="T4">Mortem</text:span><text:span text:style-name="T3"> / </text:span><text:span text:style-name="T4">REX</text:span> - <text:span text:style-name="T2">MPL_10</text:span></text:p></draw:text-box></draw:frame><text:line-break/></text:p>
      <text:p text:style-name="P2"/>
      <text:p text:style-name="P5">Date: <text:span text:style-name="T1">[Date of Incident]</text:span> Time: <text:span text:style-name="T1">[Time of Incident]</text:span></text:p>
      <text:p text:style-name="P7">To: [<text:span text:style-name="T3">Bell Alexis</text:span>] CC: <text:span text:style-name="T1">[Other Relevant Parties]</text:span></text:p>
      <text:p text:style-name="Text_20_body"/>
      <text:p text:style-name="Text_20_body">Subject: Postmortem Report - Incident Resolution and Analysis</text:p>
      <text:p text:style-name="Text_20_body"/>
      <text:p text:style-name="Text_20_body">Dear <text:span text:style-name="T3">Alexis</text:span>,</text:p>
      <text:p text:style-name="Text_20_body">We would like to provide you with a postmortem report regarding the incident that occurred <text:span text:style-name="T3">on the date above</text:span>, which led to the unavailability of certain services in the infrastructure environment you provided for testing purposes. This report aims to outline the incident, the actions taken for resolution, and recommendations to prevent similar incidents in the future.</text:p>
      <text:p text:style-name="Text_20_body"/>
      <text:p text:style-name="Text_20_body"><text:span text:style-name="Strong_20_Emphasis">1. Incident Overview:</text:span></text:p>
      <text:list xml:id="list189445262" text:style-name="L1">
        <text:list-item>
          <text:p text:style-name="P14">Incident Type:<text:span text:style-name="T1"> [Brief description of incident type]</text:span></text:p>
        </text:list-item>
        <text:list-item>
          <text:p text:style-name="P14">Start Time: <text:span text:style-name="T1">[Incident start time]</text:span></text:p>
        </text:list-item>
        <text:list-item>
          <text:p text:style-name="P14">End Time:<text:span text:style-name="T1"> [Incident end time]</text:span></text:p>
        </text:list-item>
        <text:list-item>
          <text:p text:style-name="P13">Duration: <text:span text:style-name="T1">[Total duration of the incident]</text:span></text:p>
          <text:p text:style-name="P13"/>
        </text:list-item>
      </text:list>
      <text:p text:style-name="Text_20_body"><text:span text:style-name="Strong_20_Emphasis">2. Incident Impact:</text:span></text:p>
      <text:list xml:id="list269180653" text:style-name="L2">
        <text:list-item>
          <text:p text:style-name="P16">Affected Services:<text:span text:style-name="T1"> [List of affected services]</text:span></text:p>
        </text:list-item>
        <text:list-item>
          <text:p text:style-name="P15">Impact on Operations:<text:span text:style-name="T1"> [Description of the impact on operations]</text:span></text:p>
          <text:p text:style-name="P15"/>
        </text:list-item>
      </text:list>
      <text:p text:style-name="Text_20_body"><text:span text:style-name="Strong_20_Emphasis">3. Incident Analysis:</text:span></text:p>
      <text:list xml:id="list3857168043" text:style-name="L3">
        <text:list-item>
          <text:p text:style-name="P18">Root Cause: <text:span text:style-name="T1">[Description of the root cause of the incident]</text:span></text:p>
        </text:list-item>
        <text:list-item>
          <text:p text:style-name="P18">Contributing Factors:<text:span text:style-name="T1"> [Explanation of any contributing factors or dependencies]</text:span></text:p>
        </text:list-item>
        <text:list-item>
          <text:p text:style-name="P17">Mitigating Circumstances: <text:span text:style-name="T1">[Any mitigating circumstances that affected the incident]</text:span></text:p>
          <text:p text:style-name="P17"/>
        </text:list-item>
      </text:list>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4. Incident Response and Resolution:</text:span></text:p>
      <text:list xml:id="list2536869532" text:style-name="L4">
        <text:list-item>
          <text:p text:style-name="P20">Actions Taken: <text:span text:style-name="T1">[Detailed description of the actions taken to resolve the incident]</text:span></text:p>
        </text:list-item>
        <text:list-item>
          <text:p text:style-name="P20">Corrective Measures Applied: <text:span text:style-name="T1">[Explanation of the corrective measures implemented]</text:span></text:p>
        </text:list-item>
        <text:list-item>
          <text:p text:style-name="P20">Incident Resolution Time: <text:span text:style-name="T1">[Time taken to fully restore services]</text:span></text:p>
        </text:list-item>
        <text:list-item>
          <text:p text:style-name="P19">Challenges Faced: <text:span text:style-name="T1">[Any challenges or obstacles encountered during incident resolution]</text:span></text:p>
        </text:list-item>
      </text:list>
      <text:p text:style-name="Text_20_body"/>
      <text:p text:style-name="Text_20_body"><text:span text:style-name="Strong_20_Emphasis">5. Recommendations:</text:span> Based on our analysis of the incident and lessons learned, we recommend the following measures to prevent similar incidents in the future:</text:p>
      <text:list xml:id="list404859583" text:style-name="L5">
        <text:list-item>
          <text:p text:style-name="P21">Recommendation 1: <text:span text:style-name="T1">[Specific recommendation with details]</text:span></text:p>
        </text:list-item>
        <text:list-item>
          <text:p text:style-name="P21">Recommendation 2: <text:span text:style-name="T1">[Specific recommendation with details]</text:span></text:p>
        </text:list-item>
        <text:list-item>
          <text:p text:style-name="P21">Recommendation 3: <text:span text:style-name="T1">[Specific recommendation with details]</text:span></text:p>
        </text:list-item>
      </text:list>
      <text:p text:style-name="P4"/>
      <text:p text:style-name="P9"><text:span text:style-name="Strong_20_Emphasis"><text:span text:style-name="T4">6</text:span></text:span><text:span text:style-name="Strong_20_Emphasis">. </text:span><text:span text:style-name="Strong_20_Emphasis"><text:span text:style-name="T4">Process Improvement:</text:span></text:span></text:p>
      <text:p text:style-name="P9">Process Improvement 1: <text:span text:style-name="T1">[Description of the first process improvement]</text:span></text:p>
      <text:list xml:id="list3950934458" text:style-name="L6">
        <text:list-item>
          <text:list>
            <text:list-item>
              <text:p text:style-name="P22">Recommendation: <text:span text:style-name="T1">[Specific action or enhancement to the incident response process]</text:span></text:p>
            </text:list-item>
            <text:list-item>
              <text:p text:style-name="P22">Implementation Status: <text:span text:style-name="T1">[implemented or planned]</text:span></text:p>
            </text:list-item>
          </text:list>
        </text:list-item>
      </text:list>
      <text:p text:style-name="P8"/>
      <text:p text:style-name="Text_20_body"><text:span text:style-name="Strong_20_Emphasis"><text:span text:style-name="T5">7</text:span></text:span><text:span text:style-name="Strong_20_Emphasis">. Conclusion:</text:span> We have taken this incident seriously and have implemented the necessary measures to restore the services and prevent future occurrences. We sincerely apologize for any inconvenience caused and appreciate your patience and cooperation throughout the incident resolution process.</text:p>
      <text:p text:style-name="Text_20_body"/>
      <text:p text:style-name="Text_20_body">If you have any further questions or require additional information, please do not hesitate to contact our incident response team <text:span text:style-name="T3">on Discord.</text:span></text:p>
      <text:p text:style-name="Text_20_body">Thank you for your understanding and support.</text:p>
      <text:p text:style-name="Text_20_body">Best regards,</text:p>
      <text:p text:style-name="P6">The SLA Team<text:line-break/>MPL_10.</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charset="x-symbol"/>
    <style:font-face style:name="Noto Sans"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Italic" style:font-family-generic="swiss" style:font-pitch="variable"/>
    <style:font-face style:name="Noto Sans3" svg:font-family="'Noto Sans'" style:font-adornments="Regular"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family-generic="swiss" style:font-pitch="variable" style:font-name-asian="Noto Sans3" style:font-family-asian="'Noto Sans'" style:font-style-name-asian="Regular" style:font-family-generic-asian="swiss" style:font-pitch-asian="variabl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3" fo:font-family="'Noto Sans'" style:font-style-name="Regular" style:font-family-generic="swiss" style:font-pitch="variable" fo:font-size="14pt" style:font-name-asian="Noto Sans3" style:font-family-asian="'Noto Sans'" style:font-style-name-asian="Regular" style:font-family-generic-asian="swiss"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1c82b9" loext:opacity="1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1c82b9" loext:opacity="10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style:font-name="Noto Sans1" fo:font-family="'Noto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1c82b9" loext:opacity="100%" style:font-name="Noto Sans2" fo:font-family="'Noto Sans'" style:font-style-name="Italic" style:font-family-generic="swiss" style:font-pitch="variable"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color="#1c82b9" loext:opacity="100%" fo:font-size="130%" fo:font-weight="bold" style:font-size-asian="130%" style:font-weight-asian="bold" style:font-size-complex="130%"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1c82b9"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99ccff" loext:opacity="1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99ccff"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99ccff" loext:opacity="100%"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color="#a7b5be" loext:opacity="100%"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color="#a7b5be" loext:opacity="100%"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color="#37474f" loext:opacity="100%"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color="#37474f" loext:opacity="100%"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color="#212121" loext:opacity="100%" fo:font-size="75%" fo:font-weight="bold" style:font-size-asian="75%" style:font-weight-asian="bold" style:font-size-complex="7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c82b9" loext:opacity="10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Liberation Serif" fo:font-family="'Liberation Serif'"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99ccff"/>
      <style:paragraph-properties fo:text-align="center"/>
    </style:style>
    <style:style style:name="MP3" style:family="paragraph" style:parent-style-name="Footer">
      <style:text-properties fo:color="#ffffff" loext:opacity="100%"/>
    </style:style>
    <style:style style:name="Mgr1" style:family="graphic">
      <style:graphic-properties style:protect="position size"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Mgr2" style:family="graphic">
      <style:graphic-properties draw:stroke="none" draw:fill="solid" draw:fill-color="#99ccff" draw:textarea-horizontal-align="center" draw:textarea-vertical-align="middle" style:run-through="background"/>
    </style:style>
    <style:style style:name="Mgr3" style:family="graphic">
      <style:graphic-properties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style:protect="position size" style:run-through="background" style:wrap="run-through" style:number-wrapped-paragraphs="no-limit" style:vertical-pos="from-top" style:vertical-rel="page" style:horizontal-pos="right" style:horizontal-rel="page" draw:wrap-influence-on-position="once-concurrent" loext:allow-overlap="true" style:flow-with-text="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0.999cm" fo:page-height="29.699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Left_20_Page"/>
    <style:master-page style:name="Left_20_Page" style:display-name="Left Page" style:page-layout-name="Mpm2" draw:style-name="Mdp1" style:next-style-name="Right_20_Page">
      <style:header>
        <text:p text:style-name="MP1"><draw:g text:anchor-type="paragraph" draw:z-index="2" draw:name="Shape1" draw:style-name="Mgr1"><draw:rect draw:style-name="Mgr2" draw:text-style-name="MP2" svg:width="7.003cm" svg:height="2.701cm" draw:transform="rotate (-3.14159265358979) translate (7.00238888888889cm 2.70026388888889cm)"><text:p/></draw:rect><draw:rect draw:style-name="Mgr2" draw:text-style-name="MP2" svg:width="1.003cm" svg:height="2.701cm" draw:transform="rotate (-3.14159265358979) translate (8.49916666666667cm 2.70026388888889cm)"><text:p/></draw:rect><draw:rect draw:style-name="Mgr2" draw:text-style-name="MP2" svg:width="0.5cm" svg:height="2.701cm" draw:transform="rotate (-3.14159265358979) translate (9.49829166666667cm 2.70026388888889cm)"><text:p/></draw:rect><draw:rect draw:style-name="Mgr2" draw:text-style-name="MP2" svg:width="0.2cm" svg:height="2.701cm" draw:transform="rotate (-3.14159265358979) translate (9.99923611111111cm 2.70026388888889cm)"><text:p/></draw:rect><draw:rect draw:style-name="Mgr2" draw:text-style-name="MP2" svg:width="0.101cm" svg:height="2.701cm" draw:transform="rotate (-3.14159265358979) translate (10.2990972222222cm 2.70026388888889cm)"><text:p/></draw:rect></draw:g></text:p>
      </style:header>
      <style:footer>
        <text:p text:style-name="MP3"><draw:g text:anchor-type="paragraph" draw:z-index="0" draw:name="Shape2" draw:style-name="Mgr3"><draw:rect draw:style-name="Mgr2" draw:text-style-name="MP2" svg:width="7.003cm" svg:height="2.701cm" draw:transform="rotate (-3.14159265358979) translate (7.00238888888889cm 29.7002777777778cm)"><text:p/></draw:rect><draw:rect draw:style-name="Mgr2" draw:text-style-name="MP2" svg:width="1.003cm" svg:height="2.701cm" draw:transform="rotate (-3.14159265358979) translate (8.49916666666667cm 29.7002777777778cm)"><text:p/></draw:rect><draw:rect draw:style-name="Mgr2" draw:text-style-name="MP2" svg:width="0.5cm" svg:height="2.701cm" draw:transform="rotate (-3.14159265358979) translate (9.49829166666667cm 29.7002777777778cm)"><text:p/></draw:rect><draw:rect draw:style-name="Mgr2" draw:text-style-name="MP2" svg:width="0.2cm" svg:height="2.701cm" draw:transform="rotate (-3.14159265358979) translate (9.99923611111111cm 29.7002777777778cm)"><text:p/></draw:rect><draw:rect draw:style-name="Mgr2" draw:text-style-name="MP2" svg:width="0.101cm" svg:height="2.701cm" draw:transform="rotate (-3.14159265358979) translate (10.2990972222222cm 29.7002777777778cm)"><text:p/></draw:rect></draw:g><text:tab/><text:tab/></text:p>
      </style:footer>
    </style:master-page>
    <style:master-page style:name="Right_20_Page" style:display-name="Right Page" style:page-layout-name="Mpm3" draw:style-name="Mdp1" style:next-style-name="Left_20_Page">
      <style:header>
        <text:p text:style-name="Header"><draw:g text:anchor-type="paragraph" draw:z-index="3" draw:name="Shape3" draw:style-name="Mgr4"><draw:rect draw:style-name="Mgr2" draw:text-style-name="MP2" svg:width="7.003cm" svg:height="2.701cm" svg:x="13.993cm" svg:y="0cm"><text:p/></draw:rect><draw:rect draw:style-name="Mgr2" draw:text-style-name="MP2" svg:width="1.003cm" svg:height="2.701cm" svg:x="12.497cm" svg:y="0cm"><text:p/></draw:rect><draw:rect draw:style-name="Mgr2" draw:text-style-name="MP2" svg:width="0.5cm" svg:height="2.701cm" svg:x="11.497cm" svg:y="0cm"><text:p/></draw:rect><draw:rect draw:style-name="Mgr2" draw:text-style-name="MP2" svg:width="0.2cm" svg:height="2.701cm" svg:x="10.996cm" svg:y="0cm"><text:p/></draw:rect><draw:rect draw:style-name="Mgr2" draw:text-style-name="MP2" svg:width="0.101cm" svg:height="2.701cm" svg:x="10.696cm" svg:y="0cm"><text:p/></draw:rect></draw:g></text:p>
      </style:header>
      <style:footer>
        <text:p text:style-name="Footer"><draw:g text:anchor-type="paragraph" draw:z-index="1" draw:name="Shape4" draw:style-name="Mgr4"><draw:rect draw:style-name="Mgr2" draw:text-style-name="MP2" svg:width="7.003cm" svg:height="2.701cm" svg:x="13.993cm" svg:y="27cm"><text:p/></draw:rect><draw:rect draw:style-name="Mgr2" draw:text-style-name="MP2" svg:width="1.003cm" svg:height="2.701cm" svg:x="12.497cm" svg:y="27cm"><text:p/></draw:rect><draw:rect draw:style-name="Mgr2" draw:text-style-name="MP2" svg:width="0.5cm" svg:height="2.701cm" svg:x="11.497cm" svg:y="27cm"><text:p/></draw:rect><draw:rect draw:style-name="Mgr2" draw:text-style-name="MP2" svg:width="0.2cm" svg:height="2.701cm" svg:x="10.996cm" svg:y="27cm"><text:p/></draw:rect><draw:rect draw:style-name="Mgr2" draw:text-style-name="MP2" svg:width="0.101cm" svg:height="2.701cm" svg:x="10.696cm" svg:y="27cm"><text:p/></draw:rect></draw:g><text:tab/><text:ta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Clear advantage - Blue</dc:title>
    <dc:subject>An exclusive template for documents</dc:subject>
    <meta:creation-date>2023-06-06T10:08:27.307000000</meta:creation-date>
    <dc:language>en-US</dc:language>
    <meta:editing-cycles>1</meta:editing-cycles>
    <meta:editing-duration>P0D</meta:editing-duration>
    <meta:document-statistic meta:table-count="0" meta:image-count="0" meta:object-count="0" meta:page-count="3" meta:paragraph-count="42" meta:word-count="374" meta:character-count="2549" meta:non-whitespace-character-count="2226"/>
    <meta:user-defined meta:name="Info 1"/>
    <meta:user-defined meta:name="Info 2"/>
    <meta:user-defined meta:name="Info 3"/>
    <meta:user-defined meta:name="Info 4"/>
  </office:meta>
</office:document-meta>
</file>